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9" style:family="table-column">
      <style:table-column-properties fo:break-before="auto" style:column-width="1.2583in"/>
    </style:style>
    <style:style style:name="co3" style:family="table-column">
      <style:table-column-properties fo:break-before="auto" style:column-width="1.1161in"/>
    </style:style>
    <style:style style:name="co10" style:family="table-column">
      <style:table-column-properties fo:break-before="auto" style:column-width="0.9634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11" style:family="table-column">
      <style:table-column-properties fo:break-before="auto" style:column-width="6.9244in"/>
    </style:style>
    <style:style style:name="co2" style:family="table-column">
      <style:table-column-properties fo:break-before="auto" style:column-width="1.5752in"/>
    </style:style>
    <style:style style:name="co4" style:family="table-column">
      <style:table-column-properties fo:break-before="auto" style:column-width="1.0945in"/>
    </style:style>
    <style:style style:name="co12" style:family="table-column">
      <style:table-column-properties fo:break-before="auto" style:column-width="3.0102in"/>
    </style:style>
    <style:style style:name="co14" style:family="table-column">
      <style:table-column-properties fo:break-before="auto" style:column-width="0.8925in"/>
    </style:style>
    <style:style style:name="co15" style:family="table-column">
      <style:table-column-properties fo:break-before="auto" style:column-width="2.0756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8" style:family="table-row">
      <style:table-row-properties style:row-height="0.4783in" fo:break-before="auto" style:use-optimal-row-height="true"/>
    </style:style>
    <style:style style:name="ro4" style:family="table-row">
      <style:table-row-properties style:row-height="0.8492in" fo:break-before="auto" style:use-optimal-row-height="true"/>
    </style:style>
    <style:style style:name="ro10" style:family="table-row">
      <style:table-row-properties style:row-height="0.8492in" fo:break-before="auto" style:use-optimal-row-height="true"/>
    </style:style>
    <style:style style:name="ro11" style:family="table-row">
      <style:table-row-properties style:row-height="0.6839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2.0102in" fo:break-before="auto" style:use-optimal-row-height="true"/>
    </style:style>
    <style:style style:name="ro16" style:family="table-row">
      <style:table-row-properties style:row-height="0.7138in" fo:break-before="auto" style:use-optimal-row-height="true"/>
    </style:style>
    <style:style style:name="ro17" style:family="table-row">
      <style:table-row-properties style:row-height="0.1953in" fo:break-before="auto" style:use-optimal-row-height="true"/>
    </style:style>
    <style:style style:name="ro18" style:family="table-row">
      <style:table-row-properties style:row-height="1.1811in" fo:break-before="auto" style:use-optimal-row-height="true"/>
    </style:style>
    <style:style style:name="ro19" style:family="table-row">
      <style:table-row-properties style:row-height="1.5134in" fo:break-before="auto" style:use-optimal-row-height="true"/>
    </style:style>
    <style:style style:name="ro20" style:family="table-row">
      <style:table-row-properties style:row-height="0.35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3" style:family="table-cell" style:parent-style-name="Default" style:data-style-name="N37"/>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6">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6">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6">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5">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6">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number-columns-repeated="3"/>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6">
          <table:table-cell office:value-type="string">
            <text:p>Deathbird Stories</text:p>
          </table:table-cell>
          <table:table-cell/>
          <table:table-cell office:value-type="string">
            <text:p>Super Nebula</text:p>
          </table:table-cell>
          <table:table-cell table:number-columns-repeated="4"/>
        </table:table-row>
        <table:table-row table:style-name="ro6">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6">
          <table:table-cell office:value-type="string">
            <text:p>Everything But the Squeal</text:p>
          </table:table-cell>
          <table:table-cell/>
          <table:table-cell office:value-type="string">
            <text:p>Super Nebula</text:p>
          </table:table-cell>
          <table:table-cell table:number-columns-repeated="4"/>
        </table:table-row>
        <table:table-row table:style-name="ro6">
          <table:table-cell office:value-type="string">
            <text:p>Wishing Season</text:p>
          </table:table-cell>
          <table:table-cell/>
          <table:table-cell office:value-type="string">
            <text:p>Stranger Creatures</text:p>
          </table:table-cell>
          <table:table-cell table:number-columns-repeated="4"/>
        </table:table-row>
        <table:table-row table:style-name="ro6">
          <table:table-cell office:value-type="string">
            <text:p>The Dungeon Vol. 1</text:p>
          </table:table-cell>
          <table:table-cell/>
          <table:table-cell office:value-type="string">
            <text:p>Stranger Creatures</text:p>
          </table:table-cell>
          <table:table-cell table:number-columns-repeated="4"/>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6">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6">
          <table:table-cell office:value-type="string">
            <text:p>Practical Reverse Engineering</text:p>
          </table:table-cell>
          <table:table-cell/>
          <table:table-cell office:value-type="string">
            <text:p>Cybersecurity</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Expendable</text:p>
          </table:table-cell>
          <table:table-cell office:value-type="string">
            <text:p>James Alan Gardner</text:p>
          </table:table-cell>
          <table:table-cell office:value-type="string">
            <text:p>Adventures in Science Fiction</text:p>
          </table:table-cell>
          <table:table-cell table:number-columns-repeated="4"/>
        </table:table-row>
        <table:table-row table:style-name="ro6">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6">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6">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Pitfall</text:p>
          </table:table-cell>
          <table:table-cell/>
          <table:table-cell office:value-type="string">
            <text:p>Stranger Creatures</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6">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6">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6">
          <table:table-cell office:value-type="string">
            <text:p>Kabu, Kabu</text:p>
          </table:table-cell>
          <table:table-cell/>
          <table:table-cell office:value-type="string">
            <text:p>Super Nebula</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6">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number-columns-repeated="4"/>
        </table:table-row>
        <table:table-row table:style-name="ro6">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6">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6">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6">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6">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6">
          <table:table-cell office:value-type="string">
            <text:p>The Book of Heroes</text:p>
          </table:table-cell>
          <table:table-cell/>
          <table:table-cell office:value-type="string">
            <text:p>Haikasoru</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6">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6">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6">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6">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6">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6">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6">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6">
          <table:table-cell office:value-type="string">
            <text:p>A Choice of Treasons</text:p>
          </table:table-cell>
          <table:table-cell office:value-type="string">
            <text:p>J.L. Doty</text:p>
          </table:table-cell>
          <table:table-cell office:value-type="string">
            <text:p>Adventures in Science Fiction</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6">
          <table:table-cell office:value-type="string">
            <text:p>Winning LEGO Mindstorms Programming</text:p>
          </table:table-cell>
          <table:table-cell/>
          <table:table-cell office:value-type="string">
            <text:p>LEGO Mindstorms</text:p>
          </table:table-cell>
          <table:table-cell table:number-columns-repeated="4"/>
        </table:table-row>
        <table:table-row table:style-name="ro6">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number-columns-repeated="4"/>
        </table:table-row>
        <table:table-row table:style-name="ro6">
          <table:table-cell office:value-type="string">
            <text:p>The Web</text:p>
          </table:table-cell>
          <table:table-cell/>
          <table:table-cell office:value-type="string">
            <text:p>Stranger Creatures</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6">
          <table:table-cell office:value-type="string">
            <text:p>The Shellcoder's Handbook</text:p>
          </table:table-cell>
          <table:table-cell/>
          <table:table-cell office:value-type="string">
            <text:p>Cybersecurity</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Arduino Projects</text:p>
          </table:table-cell>
          <table:table-cell/>
          <table:table-cell office:value-type="string">
            <text:p>LEGO Mindstorms</text:p>
          </table:table-cell>
          <table:table-cell table:number-columns-repeated="4"/>
        </table:table-row>
        <table:table-row table:style-name="ro6">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AVR Programming</text:p>
          </table:table-cell>
          <table:table-cell/>
          <table:table-cell office:value-type="string">
            <text:p>Arduino and Raspberry Pi</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The Ouroboros Wave</text:p>
          </table:table-cell>
          <table:table-cell/>
          <table:table-cell office:value-type="string">
            <text:p>Haikasoru</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6">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6">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6">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Yukikaze</text:p>
          </table:table-cell>
          <table:table-cell/>
          <table:table-cell office:value-type="string">
            <text:p>Haikasoru</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6">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6">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Cryptography Engineering</text:p>
          </table:table-cell>
          <table:table-cell/>
          <table:table-cell office:value-type="string">
            <text:p>Cybersecurity</text:p>
          </table:table-cell>
          <table:table-cell table:number-columns-repeated="4"/>
        </table:table-row>
        <table:table-row table:style-name="ro6">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6">
          <table:table-cell office:value-type="string">
            <text:p>Beginning Arduino Programming</text:p>
          </table:table-cell>
          <table:table-cell/>
          <table:table-cell office:value-type="string">
            <text:p>LEGO Mindstorms</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Saiensu Fikushon</text:p>
          </table:table-cell>
          <table:table-cell/>
          <table:table-cell office:value-type="string">
            <text:p>Haikasoru</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6">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6">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The Cage of Zeus</text:p>
          </table:table-cell>
          <table:table-cell/>
          <table:table-cell office:value-type="string">
            <text:p>Haikasoru</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Make: Bluetooth</text:p>
          </table:table-cell>
          <table:table-cell/>
          <table:table-cell office:value-type="string">
            <text:p>Arduino and Raspberry Pi</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6">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6">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Beginning C for Arduino</text:p>
          </table:table-cell>
          <table:table-cell/>
          <table:table-cell office:value-type="string">
            <text:p>LEGO Mindstorms</text:p>
          </table:table-cell>
          <table:table-cell table:number-columns-repeated="4"/>
        </table:table-row>
        <table:table-row table:style-name="ro6">
          <table:table-cell office:value-type="string">
            <text:p>Beginning LEGO Mindstorms EV3</text:p>
          </table:table-cell>
          <table:table-cell/>
          <table:table-cell office:value-type="string">
            <text:p>LEGO Mindstorms</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6">
          <table:table-cell office:value-type="string">
            <text:p>Across a Billion Years</text:p>
          </table:table-cell>
          <table:table-cell office:value-type="string">
            <text:p>Robert Silverberg</text:p>
          </table:table-cell>
          <table:table-cell office:value-type="string">
            <text:p>Adventures in Science Fiction</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6">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Mardock Scramble</text:p>
          </table:table-cell>
          <table:table-cell/>
          <table:table-cell office:value-type="string">
            <text:p>Haikasoru</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iOS Application Security</text:p>
          </table:table-cell>
          <table:table-cell/>
          <table:table-cell office:value-type="string">
            <text:p>Hacking Reloaded</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Practical LEGO Techniques</text:p>
          </table:table-cell>
          <table:table-cell/>
          <table:table-cell office:value-type="string">
            <text:p>LEGO Mindstorms</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6">
          <table:table-cell office:value-type="string">
            <text:p>Make: FPGAs</text:p>
          </table:table-cell>
          <table:table-cell/>
          <table:table-cell office:value-type="string">
            <text:p>Arduino and Raspberry Pi</text:p>
          </table:table-cell>
          <table:table-cell table:number-columns-repeated="4"/>
        </table:table-row>
        <table:table-row table:style-name="ro6">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6">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Blackcollar</text:p>
          </table:table-cell>
          <table:table-cell office:value-type="string">
            <text:p>Timothy Zahn</text:p>
          </table:table-cell>
          <table:table-cell office:value-type="string">
            <text:p>Adventures in Science Fiction</text:p>
          </table:table-cell>
          <table:table-cell table:number-columns-repeated="4"/>
        </table:table-row>
        <table:table-row table:style-name="ro6">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6">
          <table:table-cell office:value-type="string">
            <text:p>Red Girls: The Legend of the Akakuchibas</text:p>
          </table:table-cell>
          <table:table-cell/>
          <table:table-cell office:value-type="string">
            <text:p>Haikasoru</text:p>
          </table:table-cell>
          <table:table-cell table:number-columns-repeated="4"/>
        </table:table-row>
        <table:table-row table:style-name="ro6">
          <table:table-cell office:value-type="string">
            <text:p>The Art of Memory Forensics</text:p>
          </table:table-cell>
          <table:table-cell/>
          <table:table-cell office:value-type="string">
            <text:p>Cybersecurity</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Microservices with Azure</text:p>
          </table:table-cell>
          <table:table-cell/>
          <table:table-cell office:value-type="string">
            <text:p>Cloud Computing</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6">
          <table:table-cell office:value-type="string">
            <text:p>Introducing Linux Distros</text:p>
          </table:table-cell>
          <table:table-cell/>
          <table:table-cell office:value-type="string">
            <text:p>Linux and Open Source</text:p>
          </table:table-cell>
          <table:table-cell table:number-columns-repeated="4"/>
        </table:table-row>
        <table:table-row table:style-name="ro6">
          <table:table-cell office:value-type="string">
            <text:p>Malware Analyst's Cookbook and DVD</text:p>
          </table:table-cell>
          <table:table-cell/>
          <table:table-cell office:value-type="string">
            <text:p>Cybersecurity</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6">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Self-Reference ENGINE</text:p>
          </table:table-cell>
          <table:table-cell/>
          <table:table-cell office:value-type="string">
            <text:p>Haikasoru</text:p>
          </table:table-cell>
          <table:table-cell table:number-columns-repeated="4"/>
        </table:table-row>
        <table:table-row table:style-name="ro6">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OpenStack for Architects</text:p>
          </table:table-cell>
          <table:table-cell/>
          <table:table-cell office:value-type="string">
            <text:p>Cloud Computing</text:p>
          </table:table-cell>
          <table:table-cell table:number-columns-repeated="4"/>
        </table:table-row>
        <table:table-row table:style-name="ro6">
          <table:table-cell office:value-type="string">
            <text:p>Arduino and Kinect Projects</text:p>
          </table:table-cell>
          <table:table-cell/>
          <table:table-cell office:value-type="string">
            <text:p>LEGO Mindstorms</text:p>
          </table:table-cell>
          <table:table-cell table:number-columns-repeated="4"/>
        </table:table-row>
        <table:table-row table:style-name="ro6">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MM9</text:p>
          </table:table-cell>
          <table:table-cell/>
          <table:table-cell office:value-type="string">
            <text:p>Haikasoru</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6">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LEGO Technic Robotics</text:p>
          </table:table-cell>
          <table:table-cell/>
          <table:table-cell office:value-type="string">
            <text:p>LEGO Mindstorm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6">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6">
          <table:table-cell office:value-type="string">
            <text:p>LEGO Minstorms EV3</text:p>
          </table:table-cell>
          <table:table-cell/>
          <table:table-cell office:value-type="string">
            <text:p>LEGO Mindstorms</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6">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6">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6">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6">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6">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6">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Learn Electronics with Raspberry Pi</text:p>
          </table:table-cell>
          <table:table-cell/>
          <table:table-cell office:value-type="string">
            <text:p>LEGO Mindstorms</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6">
          <table:table-cell office:value-type="string">
            <text:p>Make: Sensors</text:p>
          </table:table-cell>
          <table:table-cell/>
          <table:table-cell office:value-type="string">
            <text:p>Arduino and Raspberry Pi</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CEH v9</text:p>
          </table:table-cell>
          <table:table-cell/>
          <table:table-cell office:value-type="string">
            <text:p>Cybersecurity</text:p>
          </table:table-cell>
          <table:table-cell table:number-columns-repeated="4"/>
        </table:table-row>
        <table:table-row table:style-name="ro6">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6">
          <table:table-cell office:value-type="string">
            <text:p>Make: Magazine, Volume 38</text:p>
          </table:table-cell>
          <table:table-cell/>
          <table:table-cell office:value-type="string">
            <text:p>Arduino and Raspberry Pi</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6">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6">
          <table:table-cell office:value-type="string">
            <text:p>Lex and Yacc</text:p>
          </table:table-cell>
          <table:table-cell/>
          <table:table-cell office:value-type="string">
            <text:p>Unix</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6">
          <table:table-cell office:value-type="string">
            <text:p>All My Sins Remembered</text:p>
          </table:table-cell>
          <table:table-cell office:value-type="string">
            <text:p>Joe Halderman</text:p>
          </table:table-cell>
          <table:table-cell office:value-type="string">
            <text:p>Adventures in Science Fiction</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Wining Designs 2017</text:p>
          </table:table-cell>
          <table:table-cell/>
          <table:table-cell office:value-type="string">
            <text:p>LEGO Mindstorms</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6">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6">
          <table:table-cell office:value-type="string">
            <text:p>Mastering OpenStack</text:p>
          </table:table-cell>
          <table:table-cell/>
          <table:table-cell office:value-type="string">
            <text:p>Cloud Computing</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17">
          <table:table-cell office:value-type="string">
            <text:p>Best Horror of the Year Volume 1</text:p>
          </table:table-cell>
          <table:table-cell office:value-type="string">
            <text:p>Ellen Datlow</text:p>
          </table:table-cell>
          <table:table-cell table:number-columns-repeated="5"/>
        </table:table-row>
        <table:table-row table:style-name="ro17">
          <table:table-cell office:value-type="string">
            <text:p>Scourge of the Betrayer</text:p>
          </table:table-cell>
          <table:table-cell office:value-type="string">
            <text:p>Jeff Salyards</text:p>
          </table:table-cell>
          <table:table-cell table:number-columns-repeated="5"/>
        </table:table-row>
        <table:table-row table:style-name="ro17">
          <table:table-cell office:value-type="string">
            <text:p>Reanimatrix</text:p>
          </table:table-cell>
          <table:table-cell office:value-type="string">
            <text:p>Pete Rawlik</text:p>
          </table:table-cell>
          <table:table-cell table:number-columns-repeated="5"/>
        </table:table-row>
        <table:table-row table:style-name="ro6">
          <table:table-cell office:value-type="string">
            <text:p>Hitchers</text:p>
          </table:table-cell>
          <table:table-cell office:value-type="string">
            <text:p>Will McIntosh</text:p>
          </table:table-cell>
          <table:table-cell table:number-columns-repeated="5"/>
        </table:table-row>
        <table:table-row table:style-name="ro6">
          <table:table-cell office:value-type="string">
            <text:p>The Daedalus Incident</text:p>
          </table:table-cell>
          <table:table-cell office:value-type="string">
            <text:p>Michael Martinez</text:p>
          </table:table-cell>
          <table:table-cell table:number-columns-repeated="5"/>
        </table:table-row>
        <table:table-row table:style-name="ro6">
          <table:table-cell office:value-type="string">
            <text:p>Other Worlds Than These</text:p>
          </table:table-cell>
          <table:table-cell office:value-type="string">
            <text:p>John Joseph Adams</text:p>
          </table:table-cell>
          <table:table-cell table:number-columns-repeated="5"/>
        </table:table-row>
        <table:table-row table:style-name="ro17">
          <table:table-cell office:value-type="string">
            <text:p>Beyond the Woods</text:p>
          </table:table-cell>
          <table:table-cell office:value-type="string">
            <text:p>Paula Guran</text:p>
          </table:table-cell>
          <table:table-cell table:number-columns-repeated="5"/>
        </table:table-row>
        <table:table-row table:style-name="ro6">
          <table:table-cell office:value-type="string">
            <text:p>Just One Damned Thing After Another</text:p>
          </table:table-cell>
          <table:table-cell office:value-type="string">
            <text:p>Jodi Taylor</text:p>
          </table:table-cell>
          <table:table-cell table:number-columns-repeated="5"/>
        </table:table-row>
        <table:table-row table:style-name="ro6">
          <table:table-cell office:value-type="string">
            <text:p>Best Science Fiction of the Year Volume 2</text:p>
          </table:table-cell>
          <table:table-cell office:value-type="string">
            <text:p>Neil Clarke</text:p>
          </table:table-cell>
          <table:table-cell table:number-columns-repeated="5"/>
        </table:table-row>
        <table:table-row table:style-name="ro6">
          <table:table-cell office:value-type="string">
            <text:p>A Cruel Wind</text:p>
          </table:table-cell>
          <table:table-cell office:value-type="string">
            <text:p>Glen Cook</text:p>
          </table:table-cell>
          <table:table-cell table:number-columns-repeated="5"/>
        </table:table-row>
        <table:table-row table:style-name="ro17">
          <table:table-cell office:value-type="string">
            <text:p>Witches be Crazy</text:p>
          </table:table-cell>
          <table:table-cell office:value-type="string">
            <text:p>Logan Hunder</text:p>
          </table:table-cell>
          <table:table-cell table:number-columns-repeated="5"/>
        </table:table-row>
        <table:table-row table:style-name="ro17">
          <table:table-cell office:value-type="string">
            <text:p>Book of Cthulu 2 </text:p>
          </table:table-cell>
          <table:table-cell office:value-type="string">
            <text:p>Ross Lockhart</text:p>
          </table:table-cell>
          <table:table-cell table:number-columns-repeated="5"/>
        </table:table-row>
        <table:table-row table:style-name="ro17">
          <table:table-cell office:value-type="string">
            <text:p>Pump Six and Other Stories</text:p>
          </table:table-cell>
          <table:table-cell office:value-type="string">
            <text:p>Paolo Bacigalupi</text:p>
          </table:table-cell>
          <table:table-cell table:number-columns-repeated="5"/>
        </table:table-row>
        <table:table-row table:style-name="ro17">
          <table:table-cell office:value-type="string">
            <text:p>Field of Fantasies</text:p>
          </table:table-cell>
          <table:table-cell office:value-type="string">
            <text:p>Rick Wilber</text:p>
          </table:table-cell>
          <table:table-cell table:number-columns-repeated="5"/>
        </table:table-row>
        <table:table-row table:style-name="ro6">
          <table:table-cell office:value-type="string">
            <text:p>Entropy in Bloom</text:p>
          </table:table-cell>
          <table:table-cell office:value-type="string">
            <text:p>Jeremy Robert Johnson</text:p>
          </table:table-cell>
          <table:table-cell table:number-columns-repeated="5"/>
        </table:table-row>
        <table:table-row table:style-name="ro6">
          <table:table-cell office:value-type="string">
            <text:p>Galactic Empires</text:p>
          </table:table-cell>
          <table:table-cell office:value-type="string">
            <text:p>Neil Clarke</text:p>
          </table:table-cell>
          <table:table-cell table:number-columns-repeated="5"/>
        </table:table-row>
        <table:table-row table:style-name="ro6">
          <table:table-cell office:value-type="string">
            <text:p>The Edge of Worlds</text:p>
          </table:table-cell>
          <table:table-cell office:value-type="string">
            <text:p>Martha Wells</text:p>
          </table:table-cell>
          <table:table-cell table:number-columns-repeated="5"/>
        </table:table-row>
        <table:table-row table:style-name="ro17">
          <table:table-cell office:value-type="string">
            <text:p>Southern Gods</text:p>
          </table:table-cell>
          <table:table-cell office:value-type="string">
            <text:p>John Hornor Jacobs</text:p>
          </table:table-cell>
          <table:table-cell table:number-columns-repeated="5"/>
        </table:table-row>
        <table:table-row table:style-name="ro17">
          <table:table-cell office:value-type="string">
            <text:p>I Am Providence</text:p>
          </table:table-cell>
          <table:table-cell office:value-type="string">
            <text:p>Nick Mamatas</text:p>
          </table:table-cell>
          <table:table-cell table:number-columns-repeated="5"/>
        </table:table-row>
        <table:table-row table:style-name="ro17" table:number-rows-repeated="1048199">
          <table:table-cell table:number-columns-repeated="7"/>
        </table:table-row>
        <table:table-row table:style-name="ro17">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5" table:default-cell-style-name="ce5"/>
        <table:table-column table:style-name="co6" table:default-cell-style-name="ce5"/>
        <table:table-column table:style-name="co14"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4">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4">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11">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4">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4">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11">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18">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19">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1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12">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13">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18">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18">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4">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11">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13">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4">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11">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1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2">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4">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11">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4">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12">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2">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14">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0">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20">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14">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17">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number-columns-repeated="4"/>
        </table:table-row>
        <table:table-row table:style-name="ro17">
          <table:table-cell office:value-type="string">
            <text:p>Paddle Your Own Canoe</text:p>
          </table:table-cell>
          <table:table-cell office:value-type="string">
            <text:p>Nick Offerman</text:p>
          </table:table-cell>
          <table:table-cell table:style-name="ce3" office:value-type="date" office:date-value="2017-11-04">
            <text:p>11/04/17</text:p>
          </table:table-cell>
          <table:table-cell table:number-columns-repeated="4"/>
        </table:table-row>
        <table:table-row table:style-name="ro6">
          <table:table-cell office:value-type="string">
            <text:p>The Young Giant</text:p>
          </table:table-cell>
          <table:table-cell office:value-type="string">
            <text:p>The Brother's Grimm</text:p>
          </table:table-cell>
          <table:table-cell table:number-columns-repeated="5"/>
        </table:table-row>
        <table:table-row table:style-name="ro6">
          <table:table-cell office:value-type="string">
            <text:p>The Theif Lord</text:p>
          </table:table-cell>
          <table:table-cell office:value-type="string">
            <text:p>Cornelia Funke</text:p>
          </table:table-cell>
          <table:table-cell table:number-columns-repeated="5"/>
        </table:table-row>
        <table:table-row table:style-name="ro6">
          <table:table-cell office:value-type="string">
            <text:p>Sweet Porridge</text:p>
          </table:table-cell>
          <table:table-cell office:value-type="string">
            <text:p>The Brother's Grimm</text:p>
          </table:table-cell>
          <table:table-cell table:number-columns-repeated="5"/>
        </table:table-row>
        <table:table-row table:style-name="ro6">
          <table:table-cell office:value-type="string">
            <text:p>The Elves</text:p>
          </table:table-cell>
          <table:table-cell office:value-type="string">
            <text:p>The Brother's Grimm</text:p>
          </table:table-cell>
          <table:table-cell table:number-columns-repeated="5"/>
        </table:table-row>
        <table:table-row table:style-name="ro6">
          <table:table-cell office:value-type="string">
            <text:p>The Giving Tree</text:p>
          </table:table-cell>
          <table:table-cell office:value-type="string">
            <text:p>Shel Silverstein</text:p>
          </table:table-cell>
          <table:table-cell table:number-columns-repeated="5"/>
        </table:table-row>
        <table:table-row table:style-name="ro6">
          <table:table-cell office:value-type="string">
            <text:p>Fair Katrinelje and Pif-Paf-Poltrie</text:p>
          </table:table-cell>
          <table:table-cell office:value-type="string">
            <text:p>The Brother's Grimm</text:p>
          </table:table-cell>
          <table:table-cell table:number-columns-repeated="5"/>
        </table:table-row>
        <table:table-row table:style-name="ro6">
          <table:table-cell office:value-type="string">
            <text:p>The Wonderful Wizard of Oz</text:p>
          </table:table-cell>
          <table:table-cell office:value-type="string">
            <text:p>L. Frank Baum</text:p>
          </table:table-cell>
          <table:table-cell table:number-columns-repeated="5"/>
        </table:table-row>
        <table:table-row table:style-name="ro6">
          <table:table-cell office:value-type="string">
            <text:p>The Old Begger-Woman</text:p>
          </table:table-cell>
          <table:table-cell office:value-type="string">
            <text:p>The Brother's Grimm</text:p>
          </table:table-cell>
          <table:table-cell table:number-columns-repeated="5"/>
        </table:table-row>
        <table:table-row table:style-name="ro6">
          <table:table-cell office:value-type="string">
            <text:p>The Adventures of Huckleberry Finn</text:p>
          </table:table-cell>
          <table:table-cell office:value-type="string">
            <text:p>Mark Twain</text:p>
          </table:table-cell>
          <table:table-cell table:number-columns-repeated="5"/>
        </table:table-row>
        <table:table-row table:style-name="ro6">
          <table:table-cell office:value-type="string">
            <text:p>The Jew Among Thorns</text:p>
          </table:table-cell>
          <table:table-cell office:value-type="string">
            <text:p>The Brother's Grimm</text:p>
          </table:table-cell>
          <table:table-cell table:number-columns-repeated="5"/>
        </table:table-row>
        <table:table-row table:style-name="ro6">
          <table:table-cell office:value-type="string">
            <text:p>The Art of Racing in the Rain</text:p>
          </table:table-cell>
          <table:table-cell office:value-type="string">
            <text:p>Garth Stein</text:p>
          </table:table-cell>
          <table:table-cell table:number-columns-repeated="5"/>
        </table:table-row>
        <table:table-row table:style-name="ro6">
          <table:table-cell office:value-type="string">
            <text:p>King Thrushbeard</text:p>
          </table:table-cell>
          <table:table-cell office:value-type="string">
            <text:p>The Brother's Grimm</text:p>
          </table:table-cell>
          <table:table-cell table:number-columns-repeated="5"/>
        </table:table-row>
        <table:table-row table:style-name="ro6">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Clever Gretel</text:p>
          </table:table-cell>
          <table:table-cell office:value-type="string">
            <text:p>The Brother's Grimm</text:p>
          </table:table-cell>
          <table:table-cell table:number-columns-repeated="5"/>
        </table:table-row>
        <table:table-row table:style-name="ro6">
          <table:table-cell office:value-type="string">
            <text:p>Fight Song</text:p>
          </table:table-cell>
          <table:table-cell office:value-type="string">
            <text:p>Joshua Mohr</text:p>
          </table:table-cell>
          <table:table-cell table:number-columns-repeated="5"/>
        </table:table-row>
        <table:table-row table:style-name="ro6">
          <table:table-cell office:value-type="string">
            <text:p>Fitcher's Bird</text:p>
          </table:table-cell>
          <table:table-cell office:value-type="string">
            <text:p>The Brother's Grimm</text:p>
          </table:table-cell>
          <table:table-cell table:number-columns-repeated="5"/>
        </table:table-row>
        <table:table-row table:style-name="ro6">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Robber Bridegroom</text:p>
          </table:table-cell>
          <table:table-cell office:value-type="string">
            <text:p>The Brother's Grimm</text:p>
          </table:table-cell>
          <table:table-cell table:number-columns-repeated="5"/>
        </table:table-row>
        <table:table-row table:style-name="ro6">
          <table:table-cell office:value-type="string">
            <text:p>Artemis Fowl: The Eternity Code</text:p>
          </table:table-cell>
          <table:table-cell office:value-type="string">
            <text:p>Eoin Colfer</text:p>
          </table:table-cell>
          <table:table-cell table:number-columns-repeated="5"/>
        </table:table-row>
        <table:table-row table:style-name="ro6">
          <table:table-cell office:value-type="string">
            <text:p>Old Hildebrand</text:p>
          </table:table-cell>
          <table:table-cell office:value-type="string">
            <text:p>The Brother's Grimm</text:p>
          </table:table-cell>
          <table:table-cell table:number-columns-repeated="5"/>
        </table:table-row>
        <table:table-row table:style-name="ro6">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The Singing Bone</text:p>
          </table:table-cell>
          <table:table-cell office:value-type="string">
            <text:p>The Brother's Grimm</text:p>
          </table:table-cell>
          <table:table-cell table:number-columns-repeated="5"/>
        </table:table-row>
        <table:table-row table:style-name="ro6">
          <table:table-cell office:value-type="string">
            <text:p>A Man Called Ove</text:p>
          </table:table-cell>
          <table:table-cell office:value-type="string">
            <text:p>Fredrick Bachman</text:p>
          </table:table-cell>
          <table:table-cell table:number-columns-repeated="5"/>
        </table:table-row>
        <table:table-row table:style-name="ro6">
          <table:table-cell office:value-type="string">
            <text:p>Maid Maleen</text:p>
          </table:table-cell>
          <table:table-cell office:value-type="string">
            <text:p>The Brother's Grimm</text:p>
          </table:table-cell>
          <table:table-cell table:number-columns-repeated="5"/>
        </table:table-row>
        <table:table-row table:style-name="ro6">
          <table:table-cell office:value-type="string">
            <text:p>Star Wars X-Wing Rogue Squadron</text:p>
          </table:table-cell>
          <table:table-cell office:value-type="string">
            <text:p>Michael A Stackpole</text:p>
          </table:table-cell>
          <table:table-cell table:number-columns-repeated="5"/>
        </table:table-row>
        <table:table-row table:style-name="ro6">
          <table:table-cell office:value-type="string">
            <text:p>The Goose-Girl</text:p>
          </table:table-cell>
          <table:table-cell office:value-type="string">
            <text:p>The Brother's Grimm</text:p>
          </table:table-cell>
          <table:table-cell table:number-columns-repeated="5"/>
        </table:table-row>
        <table:table-row table:style-name="ro6">
          <table:table-cell office:value-type="string">
            <text:p>Eldest</text:p>
          </table:table-cell>
          <table:table-cell office:value-type="string">
            <text:p>Christopher Paolini</text:p>
          </table:table-cell>
          <table:table-cell table:number-columns-repeated="5"/>
        </table:table-row>
        <table:table-row table:style-name="ro6">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6">
          <table:table-cell office:value-type="string">
            <text:p>Percy Jackson: The Lightning Thief</text:p>
          </table:table-cell>
          <table:table-cell office:value-type="string">
            <text:p>Rick Riordan</text:p>
          </table:table-cell>
          <table:table-cell table:number-columns-repeated="5"/>
        </table:table-row>
        <table:table-row table:style-name="ro6">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6">
          <table:table-cell office:value-type="string">
            <text:p>Life of Pi</text:p>
          </table:table-cell>
          <table:table-cell office:value-type="string">
            <text:p>Yann Martel</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6">
          <table:table-cell office:value-type="string">
            <text:p>The Supernaturalist</text:p>
          </table:table-cell>
          <table:table-cell office:value-type="string">
            <text:p>Eoin Colfer</text:p>
          </table:table-cell>
          <table:table-cell table:number-columns-repeated="5"/>
        </table:table-row>
        <table:table-row table:style-name="ro6">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6">
          <table:table-cell office:value-type="string">
            <text:p>The Silmarillion</text:p>
          </table:table-cell>
          <table:table-cell office:value-type="string">
            <text:p>J. R. R. Tolkein</text:p>
          </table:table-cell>
          <table:table-cell table:number-columns-repeated="5"/>
        </table:table-row>
        <table:table-row table:style-name="ro6">
          <table:table-cell office:value-type="string">
            <text:p>The Staw, the Coal, and the Bean</text:p>
          </table:table-cell>
          <table:table-cell office:value-type="string">
            <text:p>The Brother's Grimm</text:p>
          </table:table-cell>
          <table:table-cell table:number-columns-repeated="5"/>
        </table:table-row>
        <table:table-row table:style-name="ro6">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6">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6">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6">
          <table:table-cell office:value-type="string">
            <text:p>The Help</text:p>
          </table:table-cell>
          <table:table-cell office:value-type="string">
            <text:p>Kathryn Stockett</text:p>
          </table:table-cell>
          <table:table-cell table:number-columns-repeated="5"/>
        </table:table-row>
        <table:table-row table:style-name="ro6">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6">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office:value-type="string">
            <text:p>09/08/17</text:p>
          </table:table-cell>
          <table:table-cell table:number-columns-repeated="4"/>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6">
          <table:table-cell office:value-type="string">
            <text:p>The Giant's House</text:p>
          </table:table-cell>
          <table:table-cell office:value-type="string">
            <text:p>Elizabeth Mccracken</text:p>
          </table:table-cell>
          <table:table-cell table:number-columns-repeated="5"/>
        </table:table-row>
        <table:table-row table:style-name="ro6">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6">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6">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6">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6">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6">
          <table:table-cell office:value-type="string">
            <text:p>Dear Jeff</text:p>
          </table:table-cell>
          <table:table-cell office:value-type="string">
            <text:p>J Washburn</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6">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6">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6">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6">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Mere Christianity</text:p>
          </table:table-cell>
          <table:table-cell office:value-type="string">
            <text:p>C.S. Lewis</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6">
          <table:table-cell office:value-type="string">
            <text:p>All The Pretty Horses</text:p>
          </table:table-cell>
          <table:table-cell office:value-type="string">
            <text:p>Cormac Mccarthy</text:p>
          </table:table-cell>
          <table:table-cell office:value-type="string">
            <text:p>09/29/17</text:p>
          </table:table-cell>
          <table:table-cell table:number-columns-repeated="4"/>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6">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6">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6">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Moon-Face</text:p>
          </table:table-cell>
          <table:table-cell office:value-type="string">
            <text:p>Jack London</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Brown Wolf</text:p>
          </table:table-cell>
          <table:table-cell office:value-type="string">
            <text:p>Jack Londo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6">
          <table:table-cell office:value-type="string">
            <text:p>Ham On Rye</text:p>
          </table:table-cell>
          <table:table-cell office:value-type="string">
            <text:p>Bukowski</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6">
          <table:table-cell office:value-type="string">
            <text:p>Water For Elephants</text:p>
          </table:table-cell>
          <table:table-cell office:value-type="string">
            <text:p>Sara Gruen</text:p>
          </table:table-cell>
          <table:table-cell table:number-columns-repeated="5"/>
        </table:table-row>
        <table:table-row table:style-name="ro6">
          <table:table-cell office:value-type="string">
            <text:p>Mother Hulda</text:p>
          </table:table-cell>
          <table:table-cell office:value-type="string">
            <text:p>The Brother's Grimm</text:p>
          </table:table-cell>
          <table:table-cell table:number-columns-repeated="5"/>
        </table:table-row>
        <table:table-row table:style-name="ro6">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6">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6">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A Song of Ice and Fire: A Clash of Kings</text:p>
          </table:table-cell>
          <table:table-cell office:value-type="string">
            <text:p>George R. R. Martin</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6">
          <table:table-cell office:value-type="string">
            <text:p>Saddhartha</text:p>
          </table:table-cell>
          <table:table-cell office:value-type="string">
            <text:p>Herman Hess</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6">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6">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6">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6">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6">
          <table:table-cell office:value-type="string">
            <text:p>Ozma of Oz</text:p>
          </table:table-cell>
          <table:table-cell office:value-type="string">
            <text:p>L. Frank Baum</text:p>
          </table:table-cell>
          <table:table-cell table:number-columns-repeated="5"/>
        </table:table-row>
        <table:table-row table:style-name="ro6">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6">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6">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6">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6">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6">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6">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6">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6">
          <table:table-cell office:value-type="string">
            <text:p>The Bittern and the Hoopoe</text:p>
          </table:table-cell>
          <table:table-cell office:value-type="string">
            <text:p>The Brother's Grimm</text:p>
          </table:table-cell>
          <table:table-cell table:number-columns-repeated="5"/>
        </table:table-row>
        <table:table-row table:style-name="ro6">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6">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6">
          <table:table-cell office:value-type="string">
            <text:p>A Series of Unfortunate Events: The Grim Grotto</text:p>
          </table:table-cell>
          <table:table-cell office:value-type="string">
            <text:p>Lemony Snicket</text:p>
          </table:table-cell>
          <table:table-cell table:number-columns-repeated="5"/>
        </table:table-row>
        <table:table-row table:style-name="ro6">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6">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6">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6">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6">
          <table:table-cell office:value-type="string">
            <text:p>Ligeia</text:p>
          </table:table-cell>
          <table:table-cell office:value-type="string">
            <text:p>Edgar Allan Poe</text:p>
          </table:table-cell>
          <table:table-cell table:number-columns-repeated="5"/>
        </table:table-row>
        <table:table-row table:style-name="ro6">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6">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6">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6">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6">
          <table:table-cell office:value-type="string">
            <text:p>Brother Frolick</text:p>
          </table:table-cell>
          <table:table-cell office:value-type="string">
            <text:p>The Brother's Grimm</text:p>
          </table:table-cell>
          <table:table-cell table:number-columns-repeated="5"/>
        </table:table-row>
        <table:table-row table:style-name="ro6">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6">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6">
          <table:table-cell office:value-type="string">
            <text:p>The System Of Doctor Tarr and Professor Fether</text:p>
          </table:table-cell>
          <table:table-cell office:value-type="string">
            <text:p>Edgar Allan Poe</text:p>
          </table:table-cell>
          <table:table-cell table:number-columns-repeated="5"/>
        </table:table-row>
        <table:table-row table:style-name="ro6">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6">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6">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6">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6">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6">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6">
          <table:table-cell office:value-type="string">
            <text:p>Knoist and His Three Sons</text:p>
          </table:table-cell>
          <table:table-cell office:value-type="string">
            <text:p>The Brother's Grimm</text:p>
          </table:table-cell>
          <table:table-cell table:number-columns-repeated="5"/>
        </table:table-row>
        <table:table-row table:style-name="ro6">
          <table:table-cell office:value-type="string">
            <text:p>The Story of Schlauraffen Land</text:p>
          </table:table-cell>
          <table:table-cell office:value-type="string">
            <text:p>The Brother's Grimm</text:p>
          </table:table-cell>
          <table:table-cell table:number-columns-repeated="5"/>
        </table:table-row>
        <table:table-row table:style-name="ro6">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6">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6">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style-name="ce3"/>
          <table:table-cell table:number-columns-repeated="4"/>
        </table:table-row>
        <table:table-row table:style-name="ro17">
          <table:table-cell office:value-type="string">
            <text:p>Artemis Fowl: The Opal Deception</text:p>
          </table:table-cell>
          <table:table-cell office:value-type="string">
            <text:p>Eoin Colfer</text:p>
          </table:table-cell>
          <table:table-cell table:number-columns-repeated="5"/>
        </table:table-row>
        <table:table-row table:style-name="ro17">
          <table:table-cell office:value-type="string">
            <text:p>Artemis Fowl: The Lost Colony</text:p>
          </table:table-cell>
          <table:table-cell office:value-type="string">
            <text:p>Eoin Colfer</text:p>
          </table:table-cell>
          <table:table-cell table:number-columns-repeated="5"/>
        </table:table-row>
        <table:table-row table:style-name="ro17">
          <table:table-cell office:value-type="string">
            <text:p>Artemis Fowl: The Time Paradox</text:p>
          </table:table-cell>
          <table:table-cell office:value-type="string">
            <text:p>Eoin Colfer</text:p>
          </table:table-cell>
          <table:table-cell table:number-columns-repeated="5"/>
        </table:table-row>
        <table:table-row table:style-name="ro17">
          <table:table-cell office:value-type="string">
            <text:p>Neverwhere</text:p>
          </table:table-cell>
          <table:table-cell office:value-type="string">
            <text:p>Neil Gaiman</text:p>
          </table:table-cell>
          <table:table-cell table:number-columns-repeated="5"/>
        </table:table-row>
        <table:table-row table:style-name="ro17">
          <table:table-cell office:value-type="string">
            <text:p>Is Everyone Handing Out Without Me?</text:p>
          </table:table-cell>
          <table:table-cell office:value-type="string">
            <text:p>Mindy Kaling</text:p>
          </table:table-cell>
          <table:table-cell table:number-columns-repeated="5"/>
        </table:table-row>
        <table:table-row table:style-name="ro17">
          <table:table-cell office:value-type="string">
            <text:p>The Alchemist</text:p>
          </table:table-cell>
          <table:table-cell office:value-type="string">
            <text:p>Paulo Coelho</text:p>
          </table:table-cell>
          <table:table-cell table:number-columns-repeated="5"/>
        </table:table-row>
        <table:table-row table:style-name="ro17" table:number-rows-repeated="1048190">
          <table:table-cell table:number-columns-repeated="7"/>
        </table:table-row>
        <table:table-row table:style-name="ro17">
          <table:table-cell table:number-columns-repeated="7"/>
        </table:table-row>
      </table:table>
      <table:table table:name="Educational" table:style-name="ta1" table:print="false">
        <table:table-column table:style-name="co1" table:default-cell-style-name="Default"/>
        <table:table-column table:style-name="co9" table:default-cell-style-name="Default"/>
        <table:table-column table:style-name="co3" table:default-cell-style-name="Default"/>
        <table:table-column table:style-name="co10"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6">
          <table:table-cell office:value-type="string">
            <text:p>Motors for Makers</text:p>
          </table:table-cell>
          <table:table-cell office:value-type="string">
            <text:p>Matthew Scarpino</text:p>
          </table:table-cell>
          <table:table-cell table:number-columns-repeated="4"/>
        </table:table-row>
        <table:table-row table:style-name="ro6">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6" table:number-rows-repeated="1048567">
          <table:table-cell table:number-columns-repeated="6"/>
        </table:table-row>
        <table:table-row table:style-name="ro6">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5">11/05/2017</text:date>, <text:time>19:28: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7-11-05T19:28:00.83</dc:date>
    <dc:creator>Jeremy Castillo</dc:creator>
    <meta:editing-duration>P1DT7H21M45S</meta:editing-duration>
    <meta:editing-cycles>207</meta:editing-cycles>
    <meta:generator>OpenOffice/4.1.3$Win32 OpenOffice.org_project/413m1$Build-9783</meta:generator>
    <meta:document-statistic meta:table-count="4" meta:cell-count="1882" meta:object-count="0"/>
  </office:meta>
</office:document-meta>
</file>